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053112400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1053112800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1053116128">
          <text:insertion>
            <office:change-info>
              <dc:creator>Bob Jacobsen</dc:creator>
              <dc:date>2010-10-10T20:27:00</dc:date>
            </office:change-info>
          </text:insertion>
        </text:changed-region>
        <text:changed-region text:id="ct1053114112">
          <text:deletion>
            <office:change-info>
              <dc:creator>Bob Jacobsen</dc:creator>
              <dc:date>2010-10-10T20:27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346982071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053096080">
          <text:insertion>
            <office:change-info>
              <dc:creator>Bob Jacobsen</dc:creator>
              <dc:date>2010-10-10T20:27:00</dc:date>
            </office:change-info>
          </text:insertion>
        </text:changed-region>
        <text:changed-region text:id="ct1053116224">
          <text:insertion>
            <office:change-info>
              <dc:creator>Bob Jacobsen</dc:creator>
              <dc:date>2010-10-10T2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053112400"/><text:change-start text:change-id="ct1053112800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1053112800"/></text:h>
      <text:p text:style-name="Standard"><text:change-start text:change-id="ct1053116128"/></text:p>
      <text:p text:style-name="Standard"><text:change-end text:change-id="ct1053116128"/><text:change text:change-id="ct1053114112"/><text:change-start text:change-id="ct1053096080"/>Since the CAN situation is much more constrain<text:change-end text:change-id="ct1053096080"/><text:change-start text:change-id="ct1053116224"/>ed, most of the MTI-definition logic is discussed in more detail there.<text:change-end text:change-id="ct105311622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07982422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0798243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079824224"/><text:change-start text:change-id="ct1079824368"/>OpenLCB-TCP Message Network Technical Note<text:change-end text:change-id="ct1079824368"/></text:p>
      </style:header>
      <style:footer>
        <text:tracked-changes>
          <text:changed-region text:id="ct10794388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07981809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0798289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079438848"/><text:change-start text:change-id="ct1079818096"/><text:span text:style-name="MT2">Copyright 2010, by J. Day, D. Harris, B. Jacobsen, and A. Shepherd</text:span><text:change-end text:change-id="ct1079818096"/><text:change text:change-id="ct107982896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1:38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05309003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0531703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53170752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1052909712">
            <text:deletion>
              <office:change-info>
                <dc:creator>Bob Jacobsen</dc:creator>
                <dc:date>2010-10-10T20:26:00</dc:date>
              </office:change-info>
              <text:p text:style-name="MP7">(title)</text:p>
            </text:deletion>
          </text:changed-region>
          <text:changed-region text:id="ct968831104">
            <text:insertion>
              <office:change-info>
                <dc:creator>Bob Jacobsen</dc:creator>
                <dc:date>2010-10-10T20:26:00</dc:date>
              </office:change-info>
            </text:insertion>
          </text:changed-region>
          <text:changed-region text:id="ct105302278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978985968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text:id="ct105316900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053038592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53090032"/><text:change-start text:change-id="ct1053170320"/>OpenLCB <text:change-end text:change-id="ct1053170320"/><text:change-start text:change-id="ct1053170752"/>Technical Note<text:change-end text:change-id="ct10531707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52909712"/><text:change-start text:change-id="ct968831104"/>OpenLCB-TCP Message Network<text:change-end text:change-id="ct96883110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053022784"/><text:change-start text:change-id="ct978985968"/><text:date style:data-style-name="N75" text:date-value="2010-10-14T08:41:38">Oct 14, 2010</text:date><text:change-end text:change-id="ct978985968"/></text:p>
            </table:table-cell>
            <table:table-cell table:style-name="Table1.C1" office:value-type="string">
              <text:p text:style-name="MP7"><text:change text:change-id="ct1053169008"/><text:change-start text:change-id="ct1053038592"/>Preliminary<text:change-end text:change-id="ct1053038592"/></text:p>
            </table:table-cell>
          </table:table-row>
        </table:table>
        <text:p text:style-name="Header"/>
      </style:header>
      <style:footer>
        <text:tracked-changes>
          <text:changed-region text:id="ct107981350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07982408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07983331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079813504"/><text:change-start text:change-id="ct1079824080"/><text:span text:style-name="MT5">10</text:span><text:change-end text:change-id="ct1079824080"/><text:span text:style-name="MT5">, by J. Day, D. Harris, B. Jacobsen, </text:span><text:change text:change-id="ct1079833312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1:38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Message Network Technical Note</dc:title>
    <meta:initial-creator>Alex Shepherd</meta:initial-creator>
    <meta:creation-date>2009-01-22T07:11:27</meta:creation-date>
    <meta:editing-cycles>58</meta:editing-cycles>
    <meta:editing-duration>PT11H40M57S</meta:editing-duration>
    <meta:generator>OpenOffice.org/3.2$Unix OpenOffice.org_project/320m18$Build-9502</meta:generator>
    <dc:date>2010-10-14T08:41:37</dc:date>
    <dc:creator>Bob Jacobsen</dc:creator>
    <meta:keyword>OpenLCB-TCP Message Network</meta:keyword>
    <meta:document-statistic meta:table-count="1" meta:image-count="1" meta:object-count="0" meta:page-count="1" meta:paragraph-count="34" meta:word-count="220" meta:character-count="1405"/>
    <meta:user-defined meta:name="Info 1"/>
    <meta:user-defined meta:name="Info 2"/>
    <meta:user-defined meta:name="Info 3"/>
    <meta:user-defined meta:name="Info 4"/>
  </office:meta>
</office:document-meta>
</file>